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fo:language="fr" fo:country="FR"/>
    </style:style>
    <style:style style:name="P2" style:parent-style-name="Normal" style:family="paragraph">
      <style:paragraph-properties fo:line-height="100%"/>
      <style:text-properties fo:language="fr" fo:country="FR"/>
    </style:style>
    <style:style style:name="P3" style:parent-style-name="Normal" style:family="paragraph">
      <style:paragraph-properties fo:line-height="100%"/>
      <style:text-properties fo:language="fr" fo:country="FR"/>
    </style:style>
    <style:style style:name="P4" style:parent-style-name="Normal" style:family="paragraph">
      <style:paragraph-properties fo:line-height="100%"/>
      <style:text-properties fo:language="fr" fo:country="FR"/>
    </style:style>
    <style:style style:name="P5" style:parent-style-name="Normal" style:family="paragraph">
      <style:paragraph-properties fo:line-height="100%"/>
      <style:text-properties fo:language="fr" fo:country="FR"/>
    </style:style>
    <style:style style:name="P6" style:parent-style-name="Normal" style:family="paragraph">
      <style:paragraph-properties fo:line-height="100%"/>
      <style:text-properties fo:language="fr" fo:country="FR"/>
    </style:style>
    <style:style style:name="P7" style:parent-style-name="Normal" style:family="paragraph">
      <style:paragraph-properties fo:line-height="100%"/>
      <style:text-properties fo:language="fr" fo:country="FR"/>
    </style:style>
  </office:automatic-styles>
  <office:body>
    <office:text text:use-soft-page-breaks="true">
      <text:p text:style-name="P1">Frederick Herzberg est un psychologue<text:s/>américain, né en 1923 dans le Massachusetts. Il obtient son doctorat de psychologie en<text:s/>1950<text:s/>et il devient professeur de psychologie et de management à l’université Case Western Reserve de Cleveland et à l’université d’Utah.<text:s/>Il travaillait dans le service national de santé américain où il a pu constater certains manques dans le domaine de la psychologie industrielle qu'il a essayé de combler en étudiant les motivations des personnes au travail et des méthodes d’organisation du travail aux besoins de celles-ci.</text:p>
      <text:p text:style-name="P2">Il s’est<text:s/>intéressé<text:s/>aux relations de travail d’un point de vue humaniste et aux conditions de travail au milieu industriel.<text:s/>Pour se faire comprendre, il présente une théorie, l’anthropologie de l’homme au travail, qu’il fonde sur l’analyse d’un double mythe, qu’il va baptiser le mythe d’Adam et le mythe d’Abraham.</text:p>
      <text:p text:style-name="P3">Mythe d’Adam : échapper à la souffrance, recherche de tout ce qui va réduire sa souffrance</text:p>
      <text:p text:style-name="P4">Mythe d’Abraham : lui est l’élu, dieu l’a choisi et sa motivation est de réaliser sa destinée, d'accomplir ce pour quoi il a été choisi.</text:p>
      <text:p text:style-name="P5">L’homme au travail est à la fois Adam et Abraham. Il recherche à souffrir le moins possible (fatigue, stress), mais également à s’épanouir, à se réaliser.</text:p>
      <text:p text:style-name="P6">Les relations de l'homme au travail sont donc imprégnées d'une ambiguïté fondamentale. Dans le phénomène de groupe, on a à la fois la figure d’Adam et celle d’Abraham. Herzberg en déduit une méthodologie de l’homme au travail avec deux grands déterminants :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20T13:15:00Z</meta:creation-date>
    <dc:date>2021-09-20T14:20:00Z</dc:date>
    <meta:template xlink:href="Normal" xlink:type="simple"/>
    <meta:editing-cycles>2</meta:editing-cycles>
    <meta:editing-duration>PT0S</meta:editing-duration>
    <meta:document-statistic meta:page-count="1" meta:paragraph-count="3" meta:word-count="225" meta:character-count="1507" meta:row-count="10" meta:non-whitespace-character-count="1285"/>
  </office:meta>
</office:document-meta>
</file>